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R1,2,5,8,9,10,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 SMD32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i.farnell.com/multicomp/mcwr12x1002ftl/res-10k-1-0-25w-thick-film/dp/2447455</text:p>
          </table:table-cell>
        </table:table-row>
        <table:table-row table:style-name="ro1">
          <table:table-cell office:value-type="string" calcext:value-type="string">
            <text:p>R4,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 SMD3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i.farnell.com/multicomp/mcwr12x1001ftl/res-1k-1-0-25w-1206-thick-film/dp/2447473</text:p>
          </table:table-cell>
        </table:table-row>
        <table:table-row table:style-name="ro1">
          <table:table-cell office:value-type="string" calcext:value-type="string">
            <text:p>R3,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7 SMD3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i.farnell.com/multicomp/mcwr12x4701ftl/res-4k7-1-0-25w-1206-thick-film/dp/244752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00n SMD3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i.farnell.com/multicomp/mcsh31b104k160ct/cap-0-1-f-16v-10-x7r-1206/dp/1856612" xlink:type="simple">https://si.farnell.com/multicomp/mcsh31b104k160ct/cap-0-1-f-16v-10-x7r-1206/dp/1856612</text:a>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2.2u SMD3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kemet/t491a225k010at/cap-2-2-f-10v-10-1206-smd/dp/14574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470p SMD3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multicomp/mcsh31b471k250ct/cap-470pf-25v-10-x7r-1206/dp/1856543</text:p>
          </table:table-cell>
        </table:table-row>
        <table:table-row table:style-name="ro1">
          <table:table-cell office:value-type="string" calcext:value-type="string">
            <text:p>SW2,3,4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Push butt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x3 9.8x9.8mm, W7.62mm, 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c-k-components/sda03h1bd/switch-raised-3-way-tht/dp/232009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USB A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multicomp/mc32603/usb-2-0-type-a-plug-th/dp/169654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 84A SOIC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microchip/attiny84a-ssu/mcu-8bit-avr-8k-flash-14soic/dp/197217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IC5205 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microchip/mic5205-3-3ym5-tr/ic-ldo-150ma-3-3v-ln-sot23-5/dp/251022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3x2 Pin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i.farnell.com/multicomp/2213s-06g/header-2-row-vert-6way/dp/1593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15:50:58.997357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8:27:40.951894850</meta:creation-date>
    <meta:generator>LibreOffice/7.0.4.2$Linux_X86_64 LibreOffice_project/dcf040e67528d9187c66b2379df5ea4407429775</meta:generator>
    <dc:date>2021-01-23T16:08:50.199854633</dc:date>
    <meta:editing-duration>PT27M54S</meta:editing-duration>
    <meta:editing-cycles>10</meta:editing-cycles>
    <meta:document-statistic meta:table-count="1" meta:cell-count="64" meta:object-count="0"/>
  </office:meta>
</office:document-meta>
</file>